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70f6" officeooo:paragraph-rsid="000c70f6"/>
    </style:style>
    <style:style style:name="P2" style:family="paragraph" style:parent-style-name="Standard" style:list-style-name="L1">
      <style:text-properties officeooo:rsid="000c70f6" officeooo:paragraph-rsid="000c70f6"/>
    </style:style>
    <style:style style:name="P3" style:family="paragraph" style:parent-style-name="Standard" style:list-style-name="L1">
      <style:text-properties officeooo:rsid="000c70f6" officeooo:paragraph-rsid="0012df9e"/>
    </style:style>
    <style:style style:name="P4" style:family="paragraph" style:parent-style-name="Standard" style:list-style-name="L1">
      <style:text-properties officeooo:rsid="000c70f6" officeooo:paragraph-rsid="001367fa"/>
    </style:style>
    <style:style style:name="P5" style:family="paragraph" style:parent-style-name="Standard" style:list-style-name="L1">
      <style:text-properties officeooo:rsid="000c70f6" officeooo:paragraph-rsid="00168193"/>
    </style:style>
    <style:style style:name="P6" style:family="paragraph" style:parent-style-name="Standard" style:list-style-name="L1">
      <style:text-properties officeooo:rsid="000c70f6" officeooo:paragraph-rsid="001e1580"/>
    </style:style>
    <style:style style:name="P7" style:family="paragraph" style:parent-style-name="Standard" style:list-style-name="L1">
      <style:text-properties officeooo:rsid="000c70f6" officeooo:paragraph-rsid="0025104c"/>
    </style:style>
    <style:style style:name="P8" style:family="paragraph" style:parent-style-name="Standard" style:list-style-name="L1">
      <style:text-properties officeooo:rsid="000c70f6" officeooo:paragraph-rsid="00266c8c"/>
    </style:style>
    <style:style style:name="P9" style:family="paragraph" style:parent-style-name="Standard">
      <style:text-properties officeooo:rsid="00102aa1" officeooo:paragraph-rsid="00102aa1"/>
    </style:style>
    <style:style style:name="P10" style:family="paragraph" style:parent-style-name="Standard" style:list-style-name="L1">
      <style:text-properties officeooo:rsid="00108840" officeooo:paragraph-rsid="00108840"/>
    </style:style>
    <style:style style:name="P11" style:family="paragraph" style:parent-style-name="Standard" style:list-style-name="L1">
      <style:text-properties officeooo:paragraph-rsid="00108840"/>
    </style:style>
    <style:style style:name="P12" style:family="paragraph" style:parent-style-name="Standard" style:list-style-name="L1">
      <style:text-properties officeooo:rsid="001e1580" officeooo:paragraph-rsid="001e1580"/>
    </style:style>
    <style:style style:name="P13" style:family="paragraph" style:parent-style-name="Standard" style:list-style-name="L1">
      <style:text-properties officeooo:rsid="002544bb" officeooo:paragraph-rsid="002544bb"/>
    </style:style>
    <style:style style:name="P14" style:family="paragraph" style:parent-style-name="Standard">
      <style:text-properties officeooo:rsid="00254bb8" officeooo:paragraph-rsid="002958a5"/>
    </style:style>
    <style:style style:name="P15" style:family="paragraph" style:parent-style-name="Standard" style:list-style-name="L2">
      <style:text-properties officeooo:rsid="00254bb8" officeooo:paragraph-rsid="002958a5"/>
    </style:style>
    <style:style style:name="P16" style:family="paragraph" style:parent-style-name="Standard" style:list-style-name="L2">
      <style:text-properties officeooo:rsid="00254bb8" officeooo:paragraph-rsid="002a8d80"/>
    </style:style>
    <style:style style:name="P17" style:family="paragraph" style:parent-style-name="Standard" style:list-style-name="L1">
      <style:text-properties fo:font-style="italic" officeooo:rsid="000c70f6" officeooo:paragraph-rsid="0017531c" fo:background-color="#ffff00" style:font-style-asian="italic" style:font-style-complex="italic"/>
    </style:style>
    <style:style style:name="P18" style:family="paragraph" style:parent-style-name="Standard" style:list-style-name="L1">
      <style:text-properties fo:font-style="italic" officeooo:rsid="000c70f6" officeooo:paragraph-rsid="001959b8" fo:background-color="#ffff00" style:font-style-asian="italic" style:font-style-complex="italic"/>
    </style:style>
    <style:style style:name="P19" style:family="paragraph" style:parent-style-name="Standard" style:list-style-name="L1">
      <style:text-properties fo:font-style="italic" officeooo:rsid="000c70f6" officeooo:paragraph-rsid="001ae700" fo:background-color="#ffff00" style:font-style-asian="italic" style:font-style-complex="italic"/>
    </style:style>
    <style:style style:name="P20" style:family="paragraph" style:parent-style-name="Standard" style:list-style-name="L1">
      <style:text-properties fo:font-style="italic" officeooo:rsid="000c70f6" officeooo:paragraph-rsid="0025104c" fo:background-color="#ffff00" style:font-style-asian="italic" style:font-style-complex="italic"/>
    </style:style>
    <style:style style:name="P21" style:family="paragraph" style:parent-style-name="Standard" style:list-style-name="L1">
      <style:text-properties fo:font-style="italic" officeooo:rsid="001959b8" officeooo:paragraph-rsid="001959b8" fo:background-color="#ffff00" style:font-style-asian="italic" style:font-style-complex="italic"/>
    </style:style>
    <style:style style:name="P22" style:family="paragraph" style:parent-style-name="Standard" style:list-style-name="L1">
      <style:text-properties fo:font-style="italic" officeooo:rsid="0025104c" officeooo:paragraph-rsid="0025104c" fo:background-color="#ffff00" style:font-style-asian="italic" style:font-style-complex="italic"/>
    </style:style>
    <style:style style:name="T1" style:family="text">
      <style:text-properties officeooo:rsid="000c70f6"/>
    </style:style>
    <style:style style:name="T2" style:family="text">
      <style:text-properties officeooo:rsid="00108840"/>
    </style:style>
    <style:style style:name="T3" style:family="text">
      <style:text-properties officeooo:rsid="001367fa"/>
    </style:style>
    <style:style style:name="T4" style:family="text">
      <style:text-properties officeooo:rsid="001633ab"/>
    </style:style>
    <style:style style:name="T5" style:family="text">
      <style:text-properties officeooo:rsid="00168193"/>
    </style:style>
    <style:style style:name="T6" style:family="text">
      <style:text-properties officeooo:rsid="0017531c"/>
    </style:style>
    <style:style style:name="T7" style:family="text">
      <style:text-properties style:text-underline-style="solid" style:text-underline-width="auto" style:text-underline-color="font-color" officeooo:rsid="0017531c"/>
    </style:style>
    <style:style style:name="T8" style:family="text">
      <style:text-properties style:text-underline-style="solid" style:text-underline-width="auto" style:text-underline-color="font-color" officeooo:rsid="001ae700"/>
    </style:style>
    <style:style style:name="T9" style:family="text">
      <style:text-properties style:text-underline-style="none" officeooo:rsid="0017531c"/>
    </style:style>
    <style:style style:name="T10" style:family="text">
      <style:text-properties officeooo:rsid="001959b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531c" style:font-weight-asian="bold" style:font-weight-complex="bold"/>
    </style:style>
    <style:style style:name="T13" style:family="text">
      <style:text-properties officeooo:rsid="001ae700"/>
    </style:style>
    <style:style style:name="T14" style:family="text">
      <style:text-properties fo:font-style="italic" officeooo:rsid="00168193" style:font-style-asian="italic" style:font-style-complex="italic"/>
    </style:style>
    <style:style style:name="T15" style:family="text">
      <style:text-properties fo:font-style="italic" officeooo:rsid="001633ab" style:font-style-asian="italic" style:font-style-complex="italic"/>
    </style:style>
    <style:style style:name="T16" style:family="text">
      <style:text-properties fo:font-style="italic" officeooo:rsid="0025104c" style:font-style-asian="italic" style:font-style-complex="italic"/>
    </style:style>
    <style:style style:name="T17" style:family="text">
      <style:text-properties officeooo:rsid="001e1580"/>
    </style:style>
    <style:style style:name="T18" style:family="text">
      <style:text-properties officeooo:rsid="0024a3e4"/>
    </style:style>
    <style:style style:name="T19" style:family="text">
      <style:text-properties officeooo:rsid="0025104c"/>
    </style:style>
    <style:style style:name="T20" style:family="text">
      <style:text-properties officeooo:rsid="002544bb"/>
    </style:style>
    <style:style style:name="T21" style:family="text">
      <style:text-properties officeooo:rsid="00254bb8"/>
    </style:style>
    <style:style style:name="T22" style:family="text">
      <style:text-properties officeooo:rsid="002616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m process – Start up <text:span text:style-name="T3">new cluster</text:span></text:h>
      <text:p text:style-name="P1">- Most of this comes from memory of my production experiences or the Helm documentation.</text:p>
      <text:p text:style-name="P1"/>
      <text:p text:style-name="P9">These instructions are intended for use on a deployer VM or a Kubernetes Master Node <text:span text:style-name="T21">and assume:</text:span></text:p>
      <text:list xml:id="list6569061258876532547" text:style-name="L2">
        <text:list-item>
          <text:p text:style-name="P16">The ansible custom cluster creation scripts have been run successfully.</text:p>
        </text:list-item>
        <text:list-item>
          <text:p text:style-name="P16"><text:span text:style-name="T22">The custom application suite has never been installed or configured on the brand new k8s cluster.</text:span></text:p>
        </text:list-item>
        <text:list-item>
          <text:p text:style-name="P15"><text:span text:style-name="T22">This is the user's first exposure to the custom application's suite installation process and the user has little knowledge of Kubernetes and Helm.</text:span></text:p>
        </text:list-item>
      </text:list>
      <text:p text:style-name="P14"/>
      <text:p text:style-name="P14"><text:span text:style-name="T22"><text:line-break/></text:span></text:p>
      <text:list xml:id="list2875944525721709987" text:style-name="L1">
        <text:list-item>
          <text:p text:style-name="P11"><text:span text:style-name="T2">ssh to the deployer or the cluster master</text:span></text:p>
          <text:list>
            <text:list-header>
              <text:p text:style-name="P10">ssh -i /.ssh/ansibleuser <text:a xlink:type="simple" xlink:href="mailto:ansibleuser@0.0.0.0" text:style-name="Internet_20_link" text:visited-style-name="Visited_20_Internet_20_Link">ansibleuser@0.0.0.0</text:a> </text:p>
            </text:list-header>
          </text:list>
        </text:list-item>
        <text:list-item>
          <text:p text:style-name="P10">Verify where you are at in the file system.</text:p>
          <text:list>
            <text:list-header>
              <text:p text:style-name="P10"><text:span text:style-name="T11">Pwd</text:span> <text:s text:c="3"/>- <text:span text:style-name="T4">should be at /home/usr/ansibleuser<text:line-break/>IF NOT: sudo su – ansibleuser <text:s/></text:span><text:span text:style-name="T15">(Do NOT omit the hyphen)</text:span></text:p>
            </text:list-header>
          </text:list>
        </text:list-item>
        <text:list-item>
          <text:p text:style-name="P4">Verify that Kubernetes (k8s) <text:span text:style-name="T6">and kubectl </text:span>is installed </text:p>
          <text:list>
            <text:list-header>
              <text:p text:style-name="P5">kubectl get nodes <text:s/>- <text:span text:style-name="T5">should return the names of the nodes in the cluster.<text:line-break/><text:tab/></text:span><text:span text:style-name="T14">If nodes listed: both k8s and kubectl is installed and configured.</text:span></text:p>
              <text:list>
                <text:list-header>
                  <text:p text:style-name="P8"><text:span text:style-name="T5">IF NOT: STOP this implies that the Anisble install scripts failed.</text:span></text:p>
                </text:list-header>
              </text:list>
            </text:list-header>
            <text:list-item>
              <text:p text:style-name="P17"><text:span text:style-name="T5"><text:s/>Check that kubectl is installed.---------------------------OMIT for formal instructions</text:span></text:p>
              <text:list>
                <text:list-item>
                  <text:p text:style-name="P17"><text:span text:style-name="T6">Stdin&gt; </text:span><text:span text:style-name="T12">kubectl version</text:span></text:p>
                  <text:list>
                    <text:list-header>
                      <text:p text:style-name="P18"><text:span text:style-name="T6">should return the kubectl version<text:line-break/> or: Stdin&gt; kubectl <text:tab/></text:span></text:p>
                      <text:list>
                        <text:list-header>
                          <text:p text:style-name="P19"><text:span text:style-name="T10">Stdout&gt; return basic man page option</text:span></text:p>
                        </text:list-header>
                      </text:list>
                    </text:list-header>
                  </text:list>
                  <text:p text:style-name="P19"><text:span text:style-name="T8">I</text:span><text:span text:style-name="T7">f not installed </text:span><text:span text:style-name="T9"><text:s/>Stdout&gt;</text:span><text:span text:style-name="T6"> bash: not a valid command.</text:span></text:p>
                </text:list-item>
                <text:list-item>
                  <text:p text:style-name="P21">Verify <text:span text:style-name="T13">that: ls /user/local/bin/kubectl exists.</text:span></text:p>
                  <text:list>
                    <text:list-item>
                      <text:p text:style-name="P20"><text:span text:style-name="T19">IF EXISTS: Initialize kubectl.</text:span></text:p>
                    </text:list-item>
                    <text:list-item>
                      <text:p text:style-name="P22">IF NO directory: Install kubectl.</text:p>
                      <text:p text:style-name="P22"><text:s/>STOP this implies that the anisble install scripts failed.</text:p>
                    </text:list-item>
                  </text:list>
                </text:list-item>
              </text:list>
            </text:list-item>
          </text:list>
          <text:p text:style-name="P7"><text:span text:style-name="T16">For full kubectl install and configuration instructions see:<text:line-break/></text:span><text:a xlink:type="simple" xlink:href="https://kubernetes.io/docs/tasks/tools/install-kubectl/#configure-kubectl" text:style-name="Internet_20_link" text:visited-style-name="Visited_20_Internet_20_Link"><text:span text:style-name="T16">https://kubernetes.io/docs/tasks/tools/install-kubectl/#configure-kubectl</text:span></text:a></text:p>
        </text:list-item>
        <text:list-item>
          <text:p text:style-name="P3"><text:span text:style-name="T3">Verify that helm is installed</text:span> - By default, the anisble script installs helm in the cluster</text:p>
          <text:list>
            <text:list-item>
              <text:p text:style-name="P13">Stdin&gt; ls linux-amd64/helm /usr/local/bin/helm</text:p>
              <text:list>
                <text:list-item>
                  <text:p text:style-name="P13">IF NO directory is found: STOP the install scripts may have failed. <text:span text:style-name="T1"><text:s text:c="8"/></text:span></text:p>
                </text:list-item>
              </text:list>
            </text:list-item>
          </text:list>
        </text:list-item>
        <text:list-item>
          <text:p text:style-name="P7"><text:span text:style-name="T19">Stdin&gt; helm <text:line-break/> -IF YES: Stdout&gt; should return the default helm man page for “helm”</text:span><text:line-break/>- <text:span text:style-name="T20">Full install instructions at: <text:s/></text:span><text:a xlink:type="simple" xlink:href="https://docs.helm.sh/using_helm/#installing-helm" text:style-name="Internet_20_link" text:visited-style-name="Visited_20_Internet_20_Link"><text:span text:style-name="T20">https://docs.helm.sh/using_helm/#installing-helm</text:span></text:a></text:p>
        </text:list-item>
        <text:list-item>
          <text:p text:style-name="P6">Initialize Helm under the Ansible user <text:span text:style-name="T17">identity – which you should be logged in as...</text:span></text:p>
        </text:list-item>
        <text:list-item>
          <text:p text:style-name="P2">Verify that Helm is <text:span text:style-name="T17">initialized and </text:span>pointing to the correct K8s cluster </text:p>
          <text:p text:style-name="P2"><text:s text:c="8"/>kubect config current context</text:p>
          <text:p text:style-name="P2"><text:s text:c="13"/>OR</text:p>
          <text:p text:style-name="P2"><text:s text:c="8"/>kubectl cluster-info</text:p>
        </text:list-item>
        <text:list-item>
          <text:p text:style-name="P12">Install the custom Helm repo</text:p>
          <text:list>
            <text:list-item>
              <text:p text:style-name="P12">Stdin: Helm repo add local <text:a xlink:type="simple" xlink:href="http://localhost:8879/" text:style-name="Internet_20_link" text:visited-style-name="Visited_20_Internet_20_Link">http://localhost:8879</text:a></text:p>
            </text:list-item>
            <text:list-item>
              <text:p text:style-name="P12">Verify installed correctly: <text:s/>Stdin&gt; helm repo list</text:p>
              <text:p text:style-name="P12"><text:soft-page-break/>Stdout&gt; default and local should be listed <text:span text:style-name="T18">in Stdout&gt;</text:span></text:p>
            </text:list-item>
          </text:list>
        </text:list-item>
        <text:list-item>
          <text:p text:style-name="P2"/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59:41.066269609</meta:creation-date>
    <dc:date>2018-03-11T12:55:57.345401316</dc:date>
    <meta:editing-duration>PT1H40M31S</meta:editing-duration>
    <meta:editing-cycles>34</meta:editing-cycles>
    <meta:generator>LibreOffice/5.0.6.2$Linux_X86_64 LibreOffice_project/00$Build-2</meta:generator>
    <meta:document-statistic meta:table-count="0" meta:image-count="0" meta:object-count="0" meta:page-count="2" meta:paragraph-count="38" meta:word-count="368" meta:character-count="2411" meta:non-whitespace-character-count="2040"/>
  </office:meta>
</office:document-meta>
</file>